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Arial, sans-serif"/>
    <style:font-face style:name="Segoe UI1" svg:font-family="'Segoe UI', 'Lucida Grande', Verdana, Arial, Helvetica, sans-serif"/>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3pt" style:font-size-asian="13pt" style:font-size-complex="13pt"/>
    </style:style>
    <style:style style:name="P2" style:family="paragraph" style:parent-style-name="Standard">
      <style:text-properties fo:color="#000000"/>
    </style:style>
    <style:style style:name="P3" style:family="paragraph" style:parent-style-name="Standard">
      <style:text-properties fo:color="#000000" style:font-name="Calibri"/>
    </style:style>
    <style:style style:name="P4" style:family="paragraph" style:parent-style-name="Standard">
      <style:text-properties fo:color="#000000" style:font-name="Calibri" fo:font-size="13pt" style:font-size-asian="13pt" style:font-size-complex="13pt"/>
    </style:style>
    <style:style style:name="P5" style:family="paragraph" style:parent-style-name="Standard" style:list-style-name="">
      <style:paragraph-properties style:text-autospace="none"/>
      <style:text-properties fo:color="#000000" style:font-name="Calibri" fo:font-size="12pt" style:font-size-asian="12pt" style:font-size-complex="12pt"/>
    </style:style>
    <style:style style:name="P6" style:family="paragraph" style:parent-style-name="Standard" style:list-style-name="">
      <style:paragraph-properties style:text-autospace="none"/>
      <style:text-properties fo:color="#000000" style:font-name="Calibri" fo:font-size="12pt" fo:font-weight="bold" style:font-size-asian="12pt" style:font-weight-asian="bold" style:font-size-complex="12pt" style:font-weight-complex="bold"/>
    </style:style>
    <style:style style:name="P7"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8" style:family="paragraph" style:parent-style-name="Standard" style:list-style-name="">
      <style:paragraph-properties style:text-autospace="none"/>
      <style:text-properties fo:color="#000000" style:font-name="Consolas"/>
    </style:style>
    <style:style style:name="P9" style:family="paragraph" style:parent-style-name="Standard" style:list-style-name="">
      <style:paragraph-properties style:text-autospace="none"/>
    </style:style>
    <style:style style:name="P10" style:family="paragraph" style:parent-style-name="Text_20_body" style:list-style-name="L2">
      <style:paragraph-properties style:line-height-at-least="0.1772in" fo:widows="1"/>
      <style:text-properties fo:font-variant="normal" fo:text-transform="none" fo:color="#000000" style:font-name="Calibri" fo:font-size="12pt" fo:letter-spacing="normal" fo:font-style="normal" fo:font-weight="normal" style:font-size-asian="12pt" style:font-size-complex="12pt"/>
    </style:style>
    <style:style style:name="P11" style:family="paragraph" style:parent-style-name="Text_20_body" style:list-style-name="L2">
      <style:paragraph-properties fo:margin-top="0in" fo:margin-bottom="0in" style:line-height-at-least="0.1772in" fo:widows="1"/>
      <style:text-properties fo:font-variant="normal" fo:text-transform="none" fo:color="#000000" style:font-name="Calibri" fo:font-size="12pt" fo:letter-spacing="normal" fo:font-style="normal" fo:font-weight="normal" style:font-size-asian="12pt" style:font-size-complex="12pt"/>
    </style:style>
    <style:style style:name="P12" style:family="paragraph" style:parent-style-name="Text_20_body" style:list-style-name="L3">
      <style:paragraph-properties fo:margin-top="0in" fo:margin-bottom="0in" style:text-autospace="none"/>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fo:background-color="#ffff00"/>
    </style:style>
    <style:style style:name="T3" style:family="text">
      <style:text-properties fo:font-variant="normal" fo:text-transform="none" fo:color="#000000" style:font-name="Calibri" fo:font-size="12pt" fo:letter-spacing="normal" fo:font-style="normal" fo:font-weight="normal" style:font-name-asian="Consolas" style:font-size-asian="12pt" style:font-name-complex="Consolas" style:font-size-complex="12pt"/>
    </style:style>
    <style:style style:name="T4" style:family="text">
      <style:text-properties fo:color="#000000" style:font-name="Consolas" fo:font-size="9.5pt" style:font-name-asian="Consolas" style:font-size-asian="9.5pt" style:font-name-complex="Consolas" style:font-size-complex="9.5pt"/>
    </style:style>
    <style:style style:name="T5" style:family="text">
      <style:text-properties fo:color="#0000ff" style:font-name="Consolas" fo:font-size="9.5pt" style:font-name-asian="Consolas" style:font-size-asian="9.5pt" style:font-name-complex="Consolas" style:font-size-complex="9.5pt"/>
    </style:style>
    <style:style style:name="T6" style:family="text">
      <style:text-properties fo:color="#0000ff" fo:font-size="9.5pt" style:font-name-asian="Consolas" style:font-size-asian="9.5pt" style:font-name-complex="Consolas" style:font-size-complex="9.5pt"/>
    </style:style>
    <style:style style:name="T7" style:family="text">
      <style:text-properties fo:color="#2b91af" style:font-name="Consolas" fo:font-size="9.5pt" style:font-name-asian="Consolas" style:font-size-asian="9.5pt" style:font-name-complex="Consolas" style:font-size-complex="9.5pt"/>
    </style:style>
    <style:style style:name="T8" style:family="text">
      <style:text-properties fo:color="#2b91af"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fo:color="#a31515" fo:font-size="9.5pt" style:font-name-asian="Consolas" style:font-size-asian="9.5pt" style:font-name-complex="Consolas" style:font-size-complex="9.5pt"/>
    </style:style>
    <style:style style:name="T11" style:family="text">
      <style:text-properties style:font-name="Consolas" fo:font-size="9.5pt" style:font-name-asian="Consolas" style:font-size-asian="9.5pt" style:font-name-complex="Consolas" style:font-size-complex="9.5pt"/>
    </style:style>
    <style:style style:name="T12" style:family="text">
      <style:text-properties fo:font-size="9.5pt" style:font-name-asian="Consolas" style:font-size-asian="9.5pt" style:font-name-complex="Consolas" style:font-size-complex="9.5pt"/>
    </style:style>
    <style:style style:name="T13" style:family="text">
      <style:text-properties style:font-name-asian="Consolas" style:font-name-complex="Consolas"/>
    </style:style>
    <style:style style:name="T14" style:family="text">
      <style:text-properties fo:font-weight="bold" style:font-weight-asian="bold" style:font-weight-complex="bold"/>
    </style:style>
    <style:style style:name="T15" style:family="text">
      <style:text-properties fo:font-weight="bold" style:font-name-asian="Consolas" style:font-weight-asian="bold" style:font-name-complex="Consolas"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text:tab/><text:tab/><text:tab/><text:tab/><text:tab/>WCF REST</text:p>
      <text:p text:style-name="P1"/>
      <text:p text:style-name="P1"><text:span text:style-name="T14">REST : </text:span>Rest(representational state transfer)</text:p>
      <text:p text:style-name="P1"><text:tab/>Rest is a resource based architecture, in rest every thing is treated as a resource and we can perform the operations on the resource by using http methods (GET, POST, PUT, DELETE) and a URI (Unique resource identification). </text:p>
      <text:p text:style-name="P1">To create a resouce on the server we use Post.</text:p>
      <text:p text:style-name="P1">To access the resource we use Get.</text:p>
      <text:p text:style-name="P1">To change the state of the resource we use Put.</text:p>
      <text:p text:style-name="P1">To remove <text:s/>or delete a resource we use Delete.</text:p>
      <text:p text:style-name="P1"/>
      <text:p text:style-name="P4"><text:span text:style-name="T1">RESTful service will allow the client (written in different language)to access or modify the resource in the server using URL</text:span></text:p>
      <text:p text:style-name="P4"><text:span text:style-name="T1">RESTful service uses the http protocol for its communication and </text:span><text:span text:style-name="T2">it is stateless</text:span></text:p>
      <text:p text:style-name="P4"><text:span text:style-name="T1">RESTful service can transfer the data in XML,JSON,RSS,ATOM</text:span></text:p>
      <text:p text:style-name="P2"/>
      <text:p text:style-name="P3">Rest ful service is created by using attributes WebGet attribute, WebInvoke attribute. For get operation webGet attribute is used to make use of complete features. For post,put and delete use webInvoke attribute.</text:p>
      <text:p text:style-name="P3"/>
      <text:p text:style-name="P3"><text:span text:style-name="T11"><text:s/></text:span><text:span text:style-name="T5">public</text:span><text:span text:style-name="T11"> </text:span><text:span text:style-name="T5">interface</text:span><text:span text:style-name="T11"> </text:span><text:span text:style-name="T7">IEmployeeService</text:span></text:p>
      <text:p text:style-name="P7"><text:s text:c="4"/>{</text:p>
      <text:p text:style-name="P9"><text:span text:style-name="T4"><text:s text:c="8"/>[</text:span><text:span text:style-name="T7">WebGet</text:span><text:span text:style-name="T4">(UriTemplate =</text:span><text:span text:style-name="T9">"Employee"</text:span><text:span text:style-name="T4">, ResponseFormat = </text:span><text:span text:style-name="T7">WebMessageFormat</text:span><text:span text:style-name="T4">.Json)]</text:span></text:p>
      <text:p text:style-name="P9"><text:span text:style-name="T4"><text:s text:c="8"/>[</text:span><text:span text:style-name="T7">OperationContract</text:span><text:span text:style-name="T4">]</text:span></text:p>
      <text:p text:style-name="P9"><text:span text:style-name="T4"><text:s text:c="8"/></text:span><text:span text:style-name="T7">List</text:span><text:span text:style-name="T4">&lt;</text:span><text:span text:style-name="T7">Employee</text:span><text:span text:style-name="T4">&gt; GetAllEmployees();</text:span></text:p>
      <text:p text:style-name="P7"/>
      <text:p text:style-name="P9"><text:span text:style-name="T4"><text:s text:c="8"/>[</text:span><text:span text:style-name="T7">WebGet</text:span><text:span text:style-name="T4">(UriTemplate =</text:span><text:span text:style-name="T9">"Employee?id={id}"</text:span><text:span text:style-name="T4">, ResponseFormat = </text:span><text:span text:style-name="T7">WebMessageFormat</text:span><text:span text:style-name="T4">.Json)]</text:span></text:p>
      <text:p text:style-name="P9"><text:span text:style-name="T4"><text:s text:c="8"/>[</text:span><text:span text:style-name="T7">OperationContract</text:span><text:span text:style-name="T4">]</text:span></text:p>
      <text:p text:style-name="P9"><text:span text:style-name="T4"><text:s text:c="8"/></text:span><text:span text:style-name="T7">Employee</text:span><text:span text:style-name="T4"> GetEmployee(</text:span><text:span text:style-name="T5">int</text:span><text:span text:style-name="T4"> id);</text:span></text:p>
      <text:p text:style-name="P7"/>
      <text:p text:style-name="P9"><text:span text:style-name="T4"><text:s text:c="8"/>[</text:span><text:span text:style-name="T7">WebInvoke</text:span><text:span text:style-name="T4">(Method =</text:span><text:span text:style-name="T9">"POST"</text:span><text:span text:style-name="T4"> ,UriTemplate =</text:span><text:span text:style-name="T9">"EmployeePost"</text:span><text:span text:style-name="T4">)]</text:span></text:p>
      <text:p text:style-name="P9"><text:span text:style-name="T4"><text:s text:c="8"/>[</text:span><text:span text:style-name="T7">OperationContract</text:span><text:span text:style-name="T4">]</text:span></text:p>
      <text:p text:style-name="P9"><text:span text:style-name="T4"><text:s text:c="8"/></text:span><text:span text:style-name="T5">void</text:span><text:span text:style-name="T4"> AddEmployee(</text:span><text:span text:style-name="T7">Employee</text:span><text:span text:style-name="T4"> emp);</text:span></text:p>
      <text:p text:style-name="P7"/>
      <text:p text:style-name="P9"><text:span text:style-name="T4"><text:s text:c="8"/>[</text:span><text:span text:style-name="T7">WebInvoke</text:span><text:span text:style-name="T4">(Method =</text:span><text:span text:style-name="T9">"PUT"</text:span><text:span text:style-name="T4">, UriTemplate =</text:span><text:span text:style-name="T9">"EmployeePut"</text:span><text:span text:style-name="T4">)]</text:span></text:p>
      <text:p text:style-name="P9"><text:span text:style-name="T4"><text:s text:c="8"/>[</text:span><text:span text:style-name="T7">OperationContract</text:span><text:span text:style-name="T4">]</text:span></text:p>
      <text:p text:style-name="P9"><text:span text:style-name="T4"><text:s text:c="8"/></text:span><text:span text:style-name="T5">void</text:span><text:span text:style-name="T4"> UpdateEmployee(</text:span><text:span text:style-name="T7">Employee</text:span><text:span text:style-name="T4"> emp);</text:span></text:p>
      <text:p text:style-name="P7"/>
      <text:p text:style-name="P9"><text:span text:style-name="T4"><text:s text:c="8"/>[</text:span><text:span text:style-name="T7">WebInvoke</text:span><text:span text:style-name="T4">(Method =</text:span><text:span text:style-name="T9">"DELETE"</text:span><text:span text:style-name="T4">,UriTemplate =</text:span><text:span text:style-name="T9">"Employee/{id}"</text:span><text:span text:style-name="T4">)]</text:span></text:p>
      <text:p text:style-name="P9"><text:span text:style-name="T4"><text:s text:c="8"/>[</text:span><text:span text:style-name="T7">OperationContract</text:span><text:span text:style-name="T4">]</text:span></text:p>
      <text:p text:style-name="P9"><text:span text:style-name="T4"><text:s text:c="8"/></text:span><text:span text:style-name="T5">void</text:span><text:span text:style-name="T4"> DeleteEmployee(</text:span><text:span text:style-name="T5">string</text:span><text:span text:style-name="T4"> id);</text:span></text:p>
      <text:p text:style-name="P7"/>
      <text:p text:style-name="P8"><text:span text:style-name="T12"><text:s text:c="4"/>}</text:span></text:p>
      <text:p text:style-name="P8"><text:span text:style-name="T12"/></text:p>
      <text:p text:style-name="P8"><text:span text:style-name="T12">hosting the service in console application</text:span></text:p>
      <text:p text:style-name="P8"><text:span text:style-name="T8">Uri</text:span><text:span text:style-name="T12"> httpURL = </text:span><text:span text:style-name="T6">new</text:span><text:span text:style-name="T12"> </text:span><text:span text:style-name="T8">Uri</text:span><text:span text:style-name="T12">(</text:span><text:span text:style-name="T10">"http://localhost:8000/MyService/EmployeeService"</text:span><text:span text:style-name="T12">);</text:span></text:p>
      <text:p text:style-name="P9"><text:span text:style-name="T4"><text:s text:c="12"/></text:span><text:span text:style-name="T7">WebServiceHost</text:span><text:span text:style-name="T4"> host = </text:span><text:span text:style-name="T5">new</text:span><text:span text:style-name="T4"> </text:span><text:span text:style-name="T7">WebServiceHost</text:span><text:span text:style-name="T4">(</text:span><text:span text:style-name="T5">typeof</text:span><text:span text:style-name="T4">(Wcfrest.</text:span><text:span text:style-name="T7">EmployeeService</text:span><text:span text:style-name="T4">), httpURL);</text:span></text:p>
      <text:p text:style-name="P8"><text:span text:style-name="T12"><text:s text:c="12"/>host.Open();</text:span></text:p>
      <text:p text:style-name="P8"><text:span text:style-name="T12"/></text:p>
      <text:p text:style-name="P6"><text:span text:style-name="T13">Authentication and Authorization :</text:span></text:p>
      <text:p text:style-name="P5"><text:span text:style-name="T13">Wcf client and service communicates with each other in the form of xml messages and securing these messages is important.</text:span></text:p>
      <text:p text:style-name="P5"><text:span text:style-name="T13"/></text:p>
      <text:p text:style-name="P5"><text:soft-page-break/><text:span text:style-name="T13">Can any client can call the service.</text:span></text:p>
      <text:p text:style-name="P5"><text:span text:style-name="T13">Can any client can call any method of the service or do you want to control what client can call what methods.</text:span></text:p>
      <text:p text:style-name="P5"><text:span text:style-name="T13">Can any client can execute all the code in a method or do you want to control what client can execute what code.</text:span></text:p>
      <text:p text:style-name="P5"><text:span text:style-name="T13"/></text:p>
      <text:p text:style-name="P5"><text:span text:style-name="T15">Note :</text:span><text:span text:style-name="T13"> authentication authenticate the clients calling the service. Authorization enables you what operations authenticated client can access.</text:span></text:p>
      <text:p text:style-name="P5"><text:span text:style-name="T13"/></text:p>
      <text:p text:style-name="P5"><text:span text:style-name="T15">Authenticate :</text:span><text:span text:style-name="T13"> clients are identified and authenticated by windows account, username password and certificate.</text:span></text:p>
      <text:p text:style-name="P5"><text:span text:style-name="T13"/></text:p>
      <text:p text:style-name="P6"><text:span text:style-name="T13">Message security : </text:span></text:p>
      <text:list xml:id="list3315414968746262992" text:style-name="L3">
        <text:list-item>
          <text:p text:style-name="P12"><text:span text:style-name="T3">None. Messages are not secured.</text:span></text:p>
        </text:list-item>
      </text:list>
      <text:list xml:id="list7900197351494005244" text:style-name="L2">
        <text:list-item>
          <text:p text:style-name="P11">Transport. Messages are secured using transport security. You will use this in the sample applications that demonstrate the first two scenarios (internal self-hosted and Web-hosted services).</text:p>
        </text:list-item>
        <text:list-item>
          <text:p text:style-name="P11">Message. Messages are secured using message security. You will use this in the sample application that demonstrates the first scenario (internal self-hosted service).</text:p>
        </text:list-item>
        <text:list-item>
          <text:p text:style-name="P11">TransportWithMessageCredential. Message protection and authorization occur at the transport level and credentials are passed with the message. You will use this in the sample application that demonstrates the third scenario (public Web-hosted service).</text:p>
        </text:list-item>
        <text:list-item>
          <text:p text:style-name="P11">TransportCredentialOnly. Credentials are passed at the transport level but the message is not encrypted. This option is available only if you are using the BasicHttpBinding binding.</text:p>
        </text:list-item>
        <text:list-item>
          <text:p text:style-name="P10">Both. Messages are secured using both transport level and message level security. This is supported only if you are using Microsoft Message Queue Server.</text:p>
        </text:list-item>
      </text:list>
      <text:p text:style-name="P5"><text:span text:style-name="T15">Note :</text:span><text:span text:style-name="T13"> some bindings provide security at message level , ws http, ws dualhttp and ws federation binding.</text:span></text:p>
      <text:p text:style-name="P5"><text:span text:style-name="T13">Some bindings provide security at transport level they are nettcp, netnamedpipe,netmsmq, netpeer and msmq integration binding.</text:span></text:p>
      <text:p text:style-name="P5"><text:span text:style-name="T13"/></text:p>
      <text:p text:style-name="P5"><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Arial, sans-serif"/>
    <style:font-face style:name="Segoe UI1" svg:font-family="'Segoe UI', 'Lucida Grande', Verdana, Arial, Helvetica, sans-serif"/>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6M19S</meta:editing-duration>
    <meta:editing-cycles>4</meta:editing-cycles>
    <meta:generator>OpenOffice/4.1.1$Win32 OpenOffice.org_project/411m6$Build-9775</meta:generator>
    <dc:date>2016-06-06T18:58:32.17</dc:date>
    <meta:document-statistic meta:table-count="0" meta:image-count="0" meta:object-count="0" meta:page-count="2" meta:paragraph-count="49" meta:word-count="505" meta:character-count="3799"/>
    <meta:user-defined meta:name="Info 1"/>
    <meta:user-defined meta:name="Info 2"/>
    <meta:user-defined meta:name="Info 3"/>
    <meta:user-defined meta:name="Info 4"/>
  </office:meta>
</office:document-meta>
</file>